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83cm"/>
    </style:style>
    <style:style style:name="gr3" style:family="graphic" style:parent-style-name="standard">
      <style:graphic-properties draw:stroke="none" svg:stroke-color="#000000" draw:fill="none" draw:fill-color="#ffffff" fo:min-height="0.31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6633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8pt" style:font-size-asian="18pt" style:font-weight-asian="normal" style:font-size-complex="18pt"/>
    </style:style>
    <style:style style:name="P2" style:family="paragraph">
      <style:text-properties fo:font-size="8pt" style:font-size-asian="18pt" style:font-weight-asian="normal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.98cm" svg:height="1.068cm" svg:x="11.14cm" svg:y="15cm">
          <text:p text:style-name="P1">Service D</text:p>
        </draw:rect>
        <draw:rect draw:style-name="gr1" draw:text-style-name="P1" draw:layer="layout" svg:width="1.98cm" svg:height="1.068cm" svg:x="11.14cm" svg:y="16.265cm">
          <text:p text:style-name="P1">Service E</text:p>
        </draw:rect>
        <draw:rect draw:style-name="gr1" draw:text-style-name="P1" draw:layer="layout" svg:width="1.98cm" svg:height="1.068cm" svg:x="11.14cm" svg:y="17.6cm">
          <text:p text:style-name="P1">Service F</text:p>
        </draw:rect>
        <draw:rect draw:style-name="gr1" draw:text-style-name="P1" draw:layer="layout" svg:width="4.74cm" svg:height="4cm" svg:x="10.9cm" svg:y="14.8cm">
          <text:p/>
        </draw:rect>
        <draw:frame draw:style-name="gr2" draw:text-style-name="P2" draw:layer="layout" svg:width="2.4cm" svg:height="0.733cm" svg:x="13.3cm" svg:y="15cm">
          <draw:text-box>
            <text:p text:style-name="P2">Container Y</text:p>
          </draw:text-box>
        </draw:frame>
        <draw:rect draw:style-name="gr1" draw:text-style-name="P1" draw:layer="layout" svg:width="2.31cm" svg:height="0.82cm" svg:x="2.18cm" svg:y="3.954cm">
          <text:p text:style-name="P1">Service A</text:p>
        </draw:rect>
        <draw:rect draw:style-name="gr1" draw:text-style-name="P1" draw:layer="layout" svg:width="2.31cm" svg:height="0.82cm" svg:x="2.18cm" svg:y="4.926cm">
          <text:p text:style-name="P1">Service C</text:p>
        </draw:rect>
        <draw:rect draw:style-name="gr1" draw:text-style-name="P1" draw:layer="layout" svg:width="5.53cm" svg:height="2.1cm" svg:x="1.9cm" svg:y="3.8cm">
          <text:p/>
        </draw:rect>
        <draw:frame draw:style-name="gr3" draw:text-style-name="P2" draw:layer="layout" svg:width="2.8cm" svg:height="0.569cm" svg:x="4.7cm" svg:y="3.954cm">
          <draw:text-box>
            <text:p text:style-name="P2">Container X</text:p>
          </draw:text-box>
        </draw:frame>
        <draw:rect draw:style-name="gr1" draw:text-style-name="P1" draw:layer="layout" svg:width="2.532cm" svg:height="0.602cm" svg:x="17.3cm" svg:y="9.998cm">
          <text:p text:style-name="P1">Service I</text:p>
        </draw:rect>
        <draw:rect draw:style-name="gr1" draw:text-style-name="P1" draw:layer="layout" svg:width="2.532cm" svg:height="0.602cm" svg:x="20.368cm" svg:y="9.998cm">
          <text:p text:style-name="P1">Service H</text:p>
        </draw:rect>
        <draw:ellipse draw:style-name="gr1" draw:text-style-name="P4" draw:layer="layout" svg:width="2.1cm" svg:height="1cm" svg:x="4.5cm" svg:y="6cm">
          <text:p text:style-name="P3"><text:span text:style-name="T1">Dépendances</text:span></text:p>
        </draw:ellipse>
        <draw:ellipse draw:style-name="gr1" draw:text-style-name="P4" draw:layer="layout" svg:width="2.1cm" svg:height="1cm" svg:x="9.4cm" svg:y="6.7cm">
          <text:p text:style-name="P3"><text:span text:style-name="T1">Dépendances</text:span></text:p>
        </draw:ellipse>
        <draw:rect draw:style-name="gr1" draw:text-style-name="P1" draw:layer="layout" svg:width="2.532cm" svg:height="0.602cm" svg:x="9.3cm" svg:y="5.998cm">
          <text:p text:style-name="P1">Service G</text:p>
        </draw:rect>
        <draw:ellipse draw:style-name="gr1" draw:text-style-name="P4" draw:layer="layout" svg:width="3.6cm" svg:height="1cm" svg:x="15.3cm" svg:y="13.9cm">
          <text:p text:style-name="P3"><text:span text:style-name="T1">Groupe de dépendances</text:span></text:p>
        </draw:ellipse>
        <draw:line draw:style-name="gr4" draw:text-style-name="P3" draw:layer="layout" svg:x1="5.6cm" svg:y1="7cm" svg:x2="12.2cm" svg:y2="14.8cm">
          <text:p/>
        </draw:line>
        <draw:line draw:style-name="gr4" draw:text-style-name="P3" draw:layer="layout" svg:x1="10.4cm" svg:y1="7.7cm" svg:x2="13.4cm" svg:y2="14.7cm">
          <text:p/>
        </draw:line>
        <draw:line draw:style-name="gr5" draw:text-style-name="P3" draw:layer="layout" svg:x1="17cm" svg:y1="13.9cm" svg:x2="18.6cm" svg:y2="10.7cm">
          <text:p/>
        </draw:line>
        <draw:rect draw:style-name="gr1" draw:text-style-name="P1" draw:layer="layout" svg:width="2.532cm" svg:height="0.602cm" svg:x="12.9cm" svg:y="9.298cm">
          <text:p text:style-name="P1">Service J</text:p>
        </draw:rect>
        <draw:line draw:style-name="gr4" draw:text-style-name="P3" draw:layer="layout" svg:x1="11.3cm" svg:y1="7.5cm" svg:x2="14.1cm" svg:y2="9.3cm">
          <text:p/>
        </draw:line>
        <draw:line draw:style-name="gr5" draw:text-style-name="P3" draw:layer="layout" svg:x1="18cm" svg:y1="13.9cm" svg:x2="21.6cm" svg:y2="1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ferec </meta:initial-creator>
    <meta:creation-date>2013-11-21T11:01:57.526371965</meta:creation-date>
    <dc:date>2013-11-21T12:44:12.752149658</dc:date>
    <dc:creator>bferec </dc:creator>
    <meta:editing-duration>PT26M34S</meta:editing-duration>
    <meta:editing-cycles>3</meta:editing-cycles>
    <meta:generator>LibreOffice/4.1.3.2$Linux_X86_64 LibreOffice_project/410$Build-2</meta:generator>
    <meta:document-statistic meta:object-count="21"/>
  </office:meta>
</office:document-meta>
</file>